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.88383333333333cm"/>
    </style:style>
    <style:style style:name="co3" style:family="table-column">
      <style:table-column-properties fo:break-before="auto" style:column-width="2.3495cm"/>
    </style:style>
    <style:style style:name="co4" style:family="table-column">
      <style:table-column-properties fo:break-before="auto" style:column-width="1.841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table:style-name="ce2"/>
          <table:table-cell office:value-type="float" office:value="1000" table:number-columns-spanned="6" table:number-rows-spanned="1" table:style-name="ce4">
            <text:p>1000</text:p>
          </table:table-cell>
          <table:covered-table-cell table:number-columns-repeated="5"/>
          <table:table-cell table:style-name="ce1"/>
          <table:table-cell office:value-type="float" office:value="5000" table:number-columns-spanned="6" table:number-rows-spanned="1" table:style-name="ce4">
            <text:p>5000</text:p>
          </table:table-cell>
          <table:covered-table-cell table:number-columns-repeated="5"/>
          <table:table-cell office:value-type="float" office:value="10000" table:number-columns-spanned="5" table:number-rows-spanned="1" table:style-name="ce4">
            <text:p>10000</text:p>
          </table:table-cell>
          <table:covered-table-cell table:number-columns-repeated="4"/>
          <table:table-cell table:style-name="ce1"/>
          <table:table-cell office:value-type="float" office:value="20000" table:number-columns-spanned="5" table:number-rows-spanned="1" table:style-name="ce4">
            <text:p>20000</text:p>
          </table:table-cell>
          <table:covered-table-cell table:number-columns-repeated="4"/>
          <table:table-cell table:number-columns-repeated="16359"/>
        </table:table-row>
        <table:table-row table:style-name="ro1">
          <table:table-cell table:style-name="ce1"/>
          <table:table-cell office:value-type="string" table:style-name="ce1">
            <text:p>bąbel.</text:p>
          </table:table-cell>
          <table:table-cell office:value-type="string" table:style-name="ce1">
            <text:p>wstaw.</text:p>
          </table:table-cell>
          <table:table-cell office:value-type="string" table:style-name="ce1">
            <text:p>wybor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qui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.5124433333333334E-2" table:formula="of:=AVERAGE([.B4:.B6])" table:style-name="ce1">
            <text:p>0,055124433</text:p>
          </table:table-cell>
          <table:table-cell office:value-type="float" office:value="1.10282E-2" table:formula="of:=AVERAGE([.C4:.C6])" table:style-name="ce1">
            <text:p>0,0110282</text:p>
          </table:table-cell>
          <table:table-cell office:value-type="float" office:value="1.7361366666666666E-2" table:formula="of:=AVERAGE([.D4:.D6])" table:style-name="ce1">
            <text:p>0,017361367</text:p>
          </table:table-cell>
          <table:table-cell office:value-type="float" office:value="9.7833333333333323E-4" table:formula="of:=AVERAGE([.E4:.E6])" table:style-name="ce1">
            <text:p>0,000978333</text:p>
          </table:table-cell>
          <table:table-cell office:value-type="float" office:value="7.6369999999999997E-4" table:formula="of:=AVERAGE([.F4:.F6])" table:style-name="ce1">
            <text:p>0,0007637</text:p>
          </table:table-cell>
          <table:table-cell table:number-columns-repeated="2" table:style-name="ce1"/>
          <table:table-cell office:value-type="float" office:value="0.76140433333333346" table:formula="of:=AVERAGE([.I4:.I6])" table:style-name="ce1">
            <text:p>0,761404333</text:p>
          </table:table-cell>
          <table:table-cell office:value-type="float" office:value="0.15769999999999998" table:formula="of:=AVERAGE([.J4:.J6])" table:style-name="ce1">
            <text:p>0,1577</text:p>
          </table:table-cell>
          <table:table-cell office:value-type="float" office:value="0.238182" table:formula="of:=AVERAGE([.K4:.K6])" table:style-name="ce1">
            <text:p>0,238182</text:p>
          </table:table-cell>
          <table:table-cell office:value-type="float" office:value="2.7542000000000001E-3" table:formula="of:=AVERAGE([.L4:.L6])" table:style-name="ce1">
            <text:p>0,0027542</text:p>
          </table:table-cell>
          <table:table-cell office:value-type="float" office:value="4.4110333333333331E-3" table:formula="of:=AVERAGE([.M4:.M6])" table:style-name="ce1">
            <text:p>0,004411033</text:p>
          </table:table-cell>
          <table:table-cell table:style-name="ce1"/>
          <table:table-cell office:value-type="float" office:value="2.3416700000000001" table:formula="of:=AVERAGE([.O4:.O6])" table:style-name="ce3">
            <text:p>2,34167</text:p>
          </table:table-cell>
          <table:table-cell office:value-type="float" office:value="0.51152399999999998" table:formula="of:=AVERAGE([.P4:.P6])" table:style-name="ce3">
            <text:p>0,511524</text:p>
          </table:table-cell>
          <table:table-cell office:value-type="float" office:value="0.83148166666666656" table:formula="of:=AVERAGE([.Q4:.Q6])" table:style-name="ce3">
            <text:p>0,831481667</text:p>
          </table:table-cell>
          <table:table-cell office:value-type="float" office:value="6.819166666666667E-3" table:formula="of:=AVERAGE([.R4:.R6])" table:style-name="ce3">
            <text:p>0,006819167</text:p>
          </table:table-cell>
          <table:table-cell office:value-type="float" office:value="7.0213000000000003E-3" table:formula="of:=AVERAGE([.S4:.S6])" table:style-name="ce3">
            <text:p>0,0070213</text:p>
          </table:table-cell>
          <table:table-cell table:style-name="ce1"/>
          <table:table-cell office:value-type="float" office:value="8.7832000000000008" table:formula="of:=AVERAGE([.U4:.U6])" table:style-name="ce3">
            <text:p>8,7832</text:p>
          </table:table-cell>
          <table:table-cell office:value-type="float" office:value="1.8830666666666669" table:formula="of:=AVERAGE([.V4:.V6])" table:style-name="ce3">
            <text:p>1,883066667</text:p>
          </table:table-cell>
          <table:table-cell office:value-type="float" office:value="2.7586633333333332" table:formula="of:=AVERAGE([.W4:.W6])" table:style-name="ce3">
            <text:p>2,758663333</text:p>
          </table:table-cell>
          <table:table-cell office:value-type="float" office:value="1.0408966666666667E-2" table:formula="of:=AVERAGE([.X4:.X6])" table:style-name="ce3">
            <text:p>0,010408967</text:p>
          </table:table-cell>
          <table:table-cell office:value-type="float" office:value="1.4299233333333333E-2" table:formula="of:=AVERAGE([.Y4:.Y6])" table:style-name="ce3">
            <text:p>0,01429923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1.</text:p>
          </table:table-cell>
          <table:table-cell office:value-type="float" office:value="6.6839300000000004E-2" table:style-name="ce1">
            <text:p>0,0668393</text:p>
          </table:table-cell>
          <table:table-cell office:value-type="float" office:value="1.49763E-2" table:style-name="ce1">
            <text:p>0,0149763</text:p>
          </table:table-cell>
          <table:table-cell office:value-type="float" office:value="1.8541800000000001E-2" table:style-name="ce1">
            <text:p>0,0185418</text:p>
          </table:table-cell>
          <table:table-cell office:value-type="float" office:value="1.2806E-3" table:style-name="ce1">
            <text:p>0,0012806</text:p>
          </table:table-cell>
          <table:table-cell office:value-type="float" office:value="8.0760000000000001E-4" table:style-name="ce1">
            <text:p>0,0008076</text:p>
          </table:table-cell>
          <table:table-cell table:number-columns-repeated="2" table:style-name="ce1"/>
          <table:table-cell office:value-type="float" office:value="0.87832500000000002" table:style-name="ce1">
            <text:p>0,878325</text:p>
          </table:table-cell>
          <table:table-cell office:value-type="float" office:value="0.16836499999999999" table:style-name="ce1">
            <text:p>0,168365</text:p>
          </table:table-cell>
          <table:table-cell office:value-type="float" office:value="0.28850199999999998" table:style-name="ce1">
            <text:p>0,288502</text:p>
          </table:table-cell>
          <table:table-cell office:value-type="float" office:value="2.7063999999999999E-3" table:style-name="ce1">
            <text:p>0,0027064</text:p>
          </table:table-cell>
          <table:table-cell office:value-type="float" office:value="4.7153999999999998E-3" table:style-name="ce1">
            <text:p>0,0047154</text:p>
          </table:table-cell>
          <table:table-cell table:style-name="ce1"/>
          <table:table-cell office:value-type="float" office:value="2.1907999999999999" table:style-name="ce1">
            <text:p>2,1908</text:p>
          </table:table-cell>
          <table:table-cell office:value-type="float" office:value="0.53490599999999999" table:style-name="ce1">
            <text:p>0,534906</text:p>
          </table:table-cell>
          <table:table-cell office:value-type="float" office:value="0.93292200000000003" table:style-name="ce1">
            <text:p>0,932922</text:p>
          </table:table-cell>
          <table:table-cell office:value-type="float" office:value="5.9626999999999996E-3" table:style-name="ce1">
            <text:p>0,0059627</text:p>
          </table:table-cell>
          <table:table-cell office:value-type="float" office:value="5.1085999999999996E-3" table:style-name="ce1">
            <text:p>0,0051086</text:p>
          </table:table-cell>
          <table:table-cell table:style-name="ce1"/>
          <table:table-cell office:value-type="float" office:value="9.4159199999999998" table:style-name="ce1">
            <text:p>9,41592</text:p>
          </table:table-cell>
          <table:table-cell office:value-type="float" office:value="1.88395" table:style-name="ce1">
            <text:p>1,88395</text:p>
          </table:table-cell>
          <table:table-cell office:value-type="float" office:value="2.78477" table:style-name="ce1">
            <text:p>2,78477</text:p>
          </table:table-cell>
          <table:table-cell office:value-type="float" office:value="1.07668E-2" table:style-name="ce1">
            <text:p>0,0107668</text:p>
          </table:table-cell>
          <table:table-cell office:value-type="float" office:value="1.22153E-2" table:style-name="ce1">
            <text:p>0,012215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2.</text:p>
          </table:table-cell>
          <table:table-cell office:value-type="float" office:value="4.3204300000000001E-2" table:style-name="ce1">
            <text:p>0,0432043</text:p>
          </table:table-cell>
          <table:table-cell office:value-type="float" office:value="7.2789999999999999E-3" table:style-name="ce1">
            <text:p>0,007279</text:p>
          </table:table-cell>
          <table:table-cell office:value-type="float" office:value="1.6135199999999999E-2" table:style-name="ce1">
            <text:p>0,0161352</text:p>
          </table:table-cell>
          <table:table-cell office:value-type="float" office:value="8.2240000000000004E-4" table:style-name="ce1">
            <text:p>0,0008224</text:p>
          </table:table-cell>
          <table:table-cell office:value-type="float" office:value="7.069E-4" table:style-name="ce1">
            <text:p>0,0007069</text:p>
          </table:table-cell>
          <table:table-cell table:number-columns-repeated="2" table:style-name="ce1"/>
          <table:table-cell office:value-type="float" office:value="0.79069699999999998" table:style-name="ce1">
            <text:p>0,790697</text:p>
          </table:table-cell>
          <table:table-cell office:value-type="float" office:value="0.18096699999999999" table:style-name="ce1">
            <text:p>0,180967</text:p>
          </table:table-cell>
          <table:table-cell office:value-type="float" office:value="0.210591" table:style-name="ce1">
            <text:p>0,210591</text:p>
          </table:table-cell>
          <table:table-cell office:value-type="float" office:value="2.9862000000000001E-3" table:style-name="ce1">
            <text:p>0,0029862</text:p>
          </table:table-cell>
          <table:table-cell office:value-type="float" office:value="5.9015999999999999E-3" table:style-name="ce1">
            <text:p>0,0059016</text:p>
          </table:table-cell>
          <table:table-cell table:style-name="ce1"/>
          <table:table-cell office:value-type="float" office:value="2.6128300000000002" table:style-name="ce1">
            <text:p>2,61283</text:p>
          </table:table-cell>
          <table:table-cell office:value-type="float" office:value="0.50362200000000001" table:style-name="ce1">
            <text:p>0,503622</text:p>
          </table:table-cell>
          <table:table-cell office:value-type="float" office:value="0.866564" table:style-name="ce1">
            <text:p>0,866564</text:p>
          </table:table-cell>
          <table:table-cell office:value-type="float" office:value="9.5224999999999997E-3" table:style-name="ce1">
            <text:p>0,0095225</text:p>
          </table:table-cell>
          <table:table-cell office:value-type="float" office:value="1.03993E-2" table:style-name="ce1">
            <text:p>0,0103993</text:p>
          </table:table-cell>
          <table:table-cell table:style-name="ce1"/>
          <table:table-cell office:value-type="float" office:value="8.44693" table:style-name="ce1">
            <text:p>8,44693</text:p>
          </table:table-cell>
          <table:table-cell office:value-type="float" office:value="1.8934200000000001" table:style-name="ce1">
            <text:p>1,89342</text:p>
          </table:table-cell>
          <table:table-cell office:value-type="float" office:value="2.7819500000000001" table:style-name="ce1">
            <text:p>2,78195</text:p>
          </table:table-cell>
          <table:table-cell office:value-type="float" office:value="1.0766700000000001E-2" table:style-name="ce1">
            <text:p>0,0107667</text:p>
          </table:table-cell>
          <table:table-cell office:value-type="float" office:value="1.51033E-2" table:style-name="ce1">
            <text:p>0,015103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3.</text:p>
          </table:table-cell>
          <table:table-cell office:value-type="float" office:value="5.5329700000000002E-2" table:style-name="ce1">
            <text:p>0,0553297</text:p>
          </table:table-cell>
          <table:table-cell office:value-type="float" office:value="1.08293E-2" table:style-name="ce1">
            <text:p>0,0108293</text:p>
          </table:table-cell>
          <table:table-cell office:value-type="float" office:value="1.7407099999999998E-2" table:style-name="ce1">
            <text:p>0,0174071</text:p>
          </table:table-cell>
          <table:table-cell office:value-type="float" office:value="8.3199999999999995E-4" table:style-name="ce1">
            <text:p>0,000832</text:p>
          </table:table-cell>
          <table:table-cell office:value-type="float" office:value="7.7660000000000001E-4" table:style-name="ce1">
            <text:p>0,0007766</text:p>
          </table:table-cell>
          <table:table-cell table:number-columns-repeated="2" table:style-name="ce1"/>
          <table:table-cell office:value-type="float" office:value="0.61519100000000004" table:style-name="ce1">
            <text:p>0,615191</text:p>
          </table:table-cell>
          <table:table-cell office:value-type="float" office:value="0.123768" table:style-name="ce1">
            <text:p>0,123768</text:p>
          </table:table-cell>
          <table:table-cell office:value-type="float" office:value="0.21545300000000001" table:style-name="ce1">
            <text:p>0,215453</text:p>
          </table:table-cell>
          <table:table-cell office:value-type="float" office:value="2.5699999999999998E-3" table:style-name="ce1">
            <text:p>0,00257</text:p>
          </table:table-cell>
          <table:table-cell office:value-type="float" office:value="2.6161000000000001E-3" table:style-name="ce1">
            <text:p>0,0026161</text:p>
          </table:table-cell>
          <table:table-cell table:style-name="ce1"/>
          <table:table-cell office:value-type="float" office:value="2.2213799999999999" table:style-name="ce1">
            <text:p>2,22138</text:p>
          </table:table-cell>
          <table:table-cell office:value-type="float" office:value="0.49604399999999998" table:style-name="ce1">
            <text:p>0,496044</text:p>
          </table:table-cell>
          <table:table-cell office:value-type="float" office:value="0.69495899999999999" table:style-name="ce1">
            <text:p>0,694959</text:p>
          </table:table-cell>
          <table:table-cell office:value-type="float" office:value="4.9722999999999998E-3" table:style-name="ce1">
            <text:p>0,0049723</text:p>
          </table:table-cell>
          <table:table-cell office:value-type="float" office:value="5.5560000000000002E-3" table:style-name="ce1">
            <text:p>0,005556</text:p>
          </table:table-cell>
          <table:table-cell table:style-name="ce1"/>
          <table:table-cell office:value-type="float" office:value="8.4867500000000007" table:style-name="ce1">
            <text:p>8,48675</text:p>
          </table:table-cell>
          <table:table-cell office:value-type="float" office:value="1.8718300000000001" table:style-name="ce1">
            <text:p>1,87183</text:p>
          </table:table-cell>
          <table:table-cell office:value-type="float" office:value="2.7092700000000001" table:style-name="ce1">
            <text:p>2,70927</text:p>
          </table:table-cell>
          <table:table-cell office:value-type="float" office:value="9.6933999999999996E-3" table:style-name="ce1">
            <text:p>0,0096934</text:p>
          </table:table-cell>
          <table:table-cell office:value-type="float" office:value="1.55791E-2" table:style-name="ce1">
            <text:p>0,0155791</text:p>
          </table:table-cell>
          <table:table-cell table:number-columns-repeated="16359"/>
        </table:table-row>
        <table:table-row table:style-name="ro1">
          <table:table-cell table:number-columns-repeated="13" table:style-name="ce1"/>
          <table:table-cell table:style-name="ce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1" draw:id="id0" draw:style-name="a0" draw:name="Wykres 5" svg:x="0.60833in" svg:y="0.0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0000" table:style-name="ce1">
            <text:p>200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bąbel</text:p>
          </table:table-cell>
          <table:table-cell office:value-type="float" office:value="5.5124399999999997E-2" table:style-name="ce1">
            <text:p>0,0551244</text:p>
          </table:table-cell>
          <table:table-cell office:value-type="float" office:value="0.76140399999999997" table:style-name="ce1">
            <text:p>0,761404</text:p>
          </table:table-cell>
          <table:table-cell office:value-type="float" office:value="2.3416700000000001" table:style-name="ce1">
            <text:p>2,34167</text:p>
          </table:table-cell>
          <table:table-cell office:value-type="float" office:value="8.7832000000000008" table:style-name="ce1">
            <text:p>8,783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wstaw</text:p>
          </table:table-cell>
          <table:table-cell office:value-type="float" office:value="1.10282E-2" table:style-name="ce1">
            <text:p>0,0110282</text:p>
          </table:table-cell>
          <table:table-cell office:value-type="float" office:value="0.15770000000000001" table:style-name="ce1">
            <text:p>0,1577</text:p>
          </table:table-cell>
          <table:table-cell office:value-type="float" office:value="0.51152399999999998" table:style-name="ce2">
            <text:p>0,511524</text:p>
          </table:table-cell>
          <table:table-cell office:value-type="float" office:value="1.883067" table:style-name="ce2">
            <text:p>1,883067</text:p>
          </table:table-cell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wybor</text:p>
          </table:table-cell>
          <table:table-cell office:value-type="float" office:value="1.7361399999999999E-2" table:style-name="ce1">
            <text:p>0,0173614</text:p>
          </table:table-cell>
          <table:table-cell office:value-type="float" office:value="0.238182" table:style-name="ce1">
            <text:p>0,238182</text:p>
          </table:table-cell>
          <table:table-cell office:value-type="float" office:value="0.83148200000000005" table:style-name="ce1">
            <text:p>0,831482</text:p>
          </table:table-cell>
          <table:table-cell office:value-type="float" office:value="2.7586629999999999" table:style-name="ce1">
            <text:p>2,75866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td</text:p>
          </table:table-cell>
          <table:table-cell office:value-type="float" office:value="9.7799999999999992E-4" table:style-name="ce1">
            <text:p>0,000978</text:p>
          </table:table-cell>
          <table:table-cell office:value-type="float" office:value="2.7539999999999999E-3" table:style-name="ce1">
            <text:p>0,002754</text:p>
          </table:table-cell>
          <table:table-cell office:value-type="float" office:value="6.8190000000000004E-3" table:style-name="ce1">
            <text:p>0,006819</text:p>
          </table:table-cell>
          <table:table-cell office:value-type="float" office:value="1.0409E-2" table:style-name="ce1">
            <text:p>0,010409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quick</text:p>
          </table:table-cell>
          <table:table-cell office:value-type="float" office:value="7.6400000000000003E-4" table:style-name="ce1">
            <text:p>0,000764</text:p>
          </table:table-cell>
          <table:table-cell office:value-type="float" office:value="4.411E-3" table:style-name="ce1">
            <text:p>0,004411</text:p>
          </table:table-cell>
          <table:table-cell office:value-type="float" office:value="7.0210000000000003E-3" table:style-name="ce1">
            <text:p>0,007021</text:p>
          </table:table-cell>
          <table:table-cell office:value-type="float" office:value="1.4298999999999999E-2" table:style-name="ce1">
            <text:p>0,014299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ortowanie std::sort jest szybsze przez to, że jest funkcją inline.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ortowanie bąbelkowe jest wolniejsze ponieważ program przechodzi przez cały zbiór liczb i porównuje z sobą wszystkie sąsiadujące <text:s/>elementy co zajmuje duzo czasu.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ortowanie szybkie jest najszybsze, dlatego że dzieli zbiór liczb na mniejsze podzbiory które łatwiej sortować, a do tego jest to funkcja rekurencyjna co przyspiesza cały proces sortwania(kosztem pamięci).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ortowanie bąbelkowe okazało się najwolniejsze, natomiast std::sort jest najszybszy (minimalna różnica względem quick sort)</text:p>
          </table:table-cell>
          <table:table-cell table:number-columns-repeated="16380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jhurnowicz</meta:initial-creator>
    <dc:creator>jhurnowicz</dc:creator>
    <meta:creation-date>2022-01-10T15:00:25Z</meta:creation-date>
    <dc:date>2022-01-10T20:42:5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c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wykres sortowań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rkusz2.$C$12:.$F$12"/>
          </chart:axis>
          <chart:series chart:label-cell-address="Arkusz2.$B$13" chart:values-cell-range-address="Arkusz2.$C$13:.$F$13" chart:class="chart:line" chart:attached-axis="primary-y" chart:style-name="G0S0">
            <chart:data-point chart:repeated="4"/>
          </chart:series>
          <chart:series chart:label-cell-address="Arkusz2.$B$14" chart:values-cell-range-address="Arkusz2.$C$14:.$F$14" chart:class="chart:line" chart:attached-axis="primary-y" chart:style-name="G0S1">
            <chart:data-point chart:repeated="4"/>
          </chart:series>
          <chart:series chart:label-cell-address="Arkusz2.$B$15" chart:values-cell-range-address="Arkusz2.$C$15:.$F$15" chart:class="chart:line" chart:attached-axis="primary-y" chart:style-name="G0S2">
            <chart:data-point chart:repeated="4"/>
          </chart:series>
          <chart:series chart:label-cell-address="Arkusz2.$B$16" chart:values-cell-range-address="Arkusz2.$C$16:.$F$16" chart:class="chart:line" chart:attached-axis="primary-y" chart:style-name="G0S3">
            <chart:data-point chart:repeated="4"/>
          </chart:series>
          <chart:series chart:label-cell-address="Arkusz2.$B$17" chart:values-cell-range-address="Arkusz2.$C$17:.$F$17" chart:class="chart:line" chart:attached-axis="primary-y" chart:style-name="G0S4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